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Sans1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6.137cm" fo:min-width="4.954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49cm" fo:min-width="2.529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67cm" fo:min-width="2.584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667cm" fo:min-width="3.323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04cm" fo:min-width="1.74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504cm" fo:min-width="1.743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27cm" fo:min-width="2.519cm" fo:padding-top="0.151cm" fo:padding-bottom="0.151cm" fo:padding-left="0.276cm" fo:padding-right="0.276cm"/>
      <style:paragraph-properties style:writing-mode="lr-tb"/>
    </style:style>
    <style:style style:name="gr8" style:family="graphic" style:parent-style-name="objectwithoutfill">
      <style:graphic-properties svg:stroke-width="0.081cm" svg:stroke-color="#000000" draw:marker-start-width="0.321cm" draw:marker-end="Arrowheads_20_1" draw:marker-end-width="0.421cm" draw:fill="none" draw:fill-color="#ffffff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000000" draw:marker-start-width="0.321cm" draw:marker-end="Arrowheads_20_2" draw:marker-end-width="0.421cm" draw:fill="none" draw:fill-color="#ffffff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="Arrowheads_20_4" draw:marker-start-width="0.421cm" draw:marker-end="Arrowheads_20_5" draw:marker-end-width="0.421cm" draw:fill-color="#ffffff" draw:textarea-vertical-align="middle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svg:stroke-width="0.081cm" svg:stroke-color="#000000" draw:marker-start-width="0.321cm" draw:marker-end="Arrowheads_20_6" draw:marker-end-width="0.421cm" draw:fill="none" draw:fill-color="#ffffff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000000" draw:marker-start-width="0.321cm" draw:marker-end="Arrowheads_20_7" draw:marker-end-width="0.421cm" draw:fill="none" draw:fill-color="#ffffff" draw:textarea-vertical-align="middle" fo:padding-top="0.165cm" fo:padding-bottom="0.165cm" fo:padding-left="0.29cm" fo:padding-right="0.29cm"/>
    </style:style>
    <style:style style:name="gr13" style:family="graphic" style:parent-style-name="objectwithoutfill">
      <style:graphic-properties svg:stroke-width="0.081cm" svg:stroke-color="#000000" draw:marker-start-width="0.321cm" draw:marker-end="Arrowheads_20_8" draw:marker-end-width="0.421cm" draw:fill="none" draw:fill-color="#ffffff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="Arrowheads_20_9" draw:marker-end-width="0.421cm" draw:fill="none" draw:fill-color="#ffffff" draw:textarea-vertical-align="middle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="Arrowheads_20_10" draw:marker-start-width="0.421cm" draw:marker-end-width="0.321cm" draw:fill-color="#ffffff" draw:textarea-vertical-align="middle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06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3cm" fo:min-width="2.318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5cm" fo:min-width="3.02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75cm" fo:min-width="3.049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2.2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7.49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558cm"/>
      <style:paragraph-properties style:writing-mode="lr-tb"/>
    </style:style>
    <style:style style:name="P1" style:family="paragraph">
      <style:paragraph-properties fo:margin-top="0cm" fo:margin-bottom="0cm" fo:text-align="center" style:writing-mode="lr-tb"/>
      <style:text-properties fo:font-size="19.3999996185303pt"/>
    </style:style>
    <style:style style:name="P2" style:family="paragraph">
      <loext:graphic-properties draw:fill-color="#ffffff"/>
      <style:paragraph-properties fo:margin-top="0cm" fo:margin-bottom="0cm" fo:text-align="center" style:writing-mode="lr-tb"/>
      <style:text-properties fo:font-size="19.3999996185303pt"/>
    </style:style>
    <style:style style:name="P3" style:family="paragraph">
      <style:paragraph-properties fo:text-align="center" style:writing-mode="lr-tb"/>
      <style:text-properties fo:font-size="19.3999996185303pt"/>
    </style:style>
    <style:style style:name="P4" style:family="paragraph">
      <loext:graphic-properties draw:fill-color="#ffffff"/>
      <style:paragraph-properties fo:text-align="center" style:writing-mode="lr-tb"/>
      <style:text-properties fo:font-size="19.3999996185303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9.3999996185303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2.8999996185303pt" style:font-size-asian="12pt" style:font-size-complex="12pt"/>
    </style:style>
    <style:style style:name="P9" style:family="paragraph">
      <loext:graphic-properties draw:fill="none" draw:fill-color="#ffffff"/>
      <style:paragraph-properties style:writing-mode="lr-tb"/>
      <style:text-properties fo:font-size="19.3999996185303pt"/>
    </style:style>
    <style:style style:name="P10" style:family="paragraph">
      <loext:graphic-properties draw:fill="none" draw:fill-color="#ffffff"/>
      <style:paragraph-properties style:writing-mode="lr-tb"/>
      <style:text-properties fo:font-size="12.8999996185303pt" style:font-size-asian="12pt" style:font-size-complex="12pt"/>
    </style:style>
    <style:style style:name="T1" style:family="text">
      <style:text-properties style:font-name="Liberation Sans2" fo:font-size="22pt" style:font-name-asian="Liberation Sans2" style:font-size-asian="22pt" style:font-name-complex="Liberation Sans2" style:font-size-complex="22pt"/>
    </style:style>
    <style:style style:name="T2" style:family="text">
      <style:text-properties style:font-name="Liberation Sans" fo:font-size="22pt" style:font-name-asian="Liberation Sans2" style:font-size-asian="22pt" style:font-name-complex="Liberation Sans2" style:font-size-complex="22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19.3999996185303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0pt" style:font-size-complex="1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5.40000009536743pt" style:font-size-asian="5.40000009536743pt" style:font-size-complex="5.40000009536743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4.40000009536743pt" style:font-size-asian="4.40000009536743pt" style:font-size-complex="4.40000009536743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454cm" svg:height="16.387cm" svg:x="7.9cm" svg:y="0.48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μ</text:span><text:span text:style-name="T2">C</text:span></text:p>
          <text:p text:style-name="P1"><text:span text:style-name="T3">ESP-3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3.029cm" svg:height="2.74cm" svg:x="0.501cm" svg:y="0.704cm">
          <text:p text:style-name="P3"><text:span text:style-name="T4">ADNS</text:span></text:p>
          <text:p text:style-name="P3"><text:span text:style-name="T4">2610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84cm" svg:height="1.917cm" svg:x="0.444cm" svg:y="4.487cm">
          <text:p text:style-name="P3"><text:span text:style-name="T5">Finecorsa</text:span></text:p>
          <text:p text:style-name="P3"><text:span text:style-name="T5">dest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84cm" svg:height="1.917cm" svg:x="0.444cm" svg:y="6.843cm">
          <text:p text:style-name="P3"><text:span text:style-name="T5">Finecorsa</text:span></text:p>
          <text:p text:style-name="P3"><text:span text:style-name="T5">sinistro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84cm" svg:height="1.917cm" svg:x="0.444cm" svg:y="9.145cm">
          <text:p text:style-name="P3"><text:span text:style-name="T5">Finecorsa</text:span></text:p>
          <text:p text:style-name="P3"><text:span text:style-name="T5">superior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84cm" svg:height="1.917cm" svg:x="0.501cm" svg:y="11.392cm">
          <text:p text:style-name="P3"><text:span text:style-name="T5">Finecorsa</text:span></text:p>
          <text:p text:style-name="P3"><text:span text:style-name="T5">Inferior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23cm" svg:height="1.917cm" svg:x="0.209cm" svg:y="14.352cm">
          <text:p text:style-name="P3"><text:span text:style-name="T5">Termocoppia</text:span></text:p>
          <text:p text:style-name="P3"><text:span text:style-name="T5">K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43cm" svg:height="1.754cm" svg:x="4.695cm" svg:y="14.461cm">
          <text:p text:style-name="P3"><text:span text:style-name="T6">Condiz.</text:span></text:p>
          <text:p text:style-name="P3"><text:span text:style-name="T4">AD59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43cm" svg:height="1.754cm" svg:x="15.08cm" svg:y="1.089cm"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43cm" svg:height="1.754cm" svg:x="15.08cm" svg:y="1.089cm">
          <text:p text:style-name="P3"><text:span text:style-name="T4">Driver</text:span></text:p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019cm" svg:height="1.777cm" svg:x="17.986cm" svg:y="1.101cm">
          <text:p text:style-name="P3"><text:span text:style-name="T4">Stepper</text:span></text:p>
          <text:p text:style-name="P3"><text:span text:style-name="T4">Azimut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.326cm" svg:y1="1.327cm" svg:x2="17.982cm" svg:y2="1.327cm">
          <text:p/>
        </draw:line>
        <draw:line draw:style-name="gr9" draw:text-style-name="P5" draw:layer="layout" svg:x1="17.316cm" svg:y1="1.76cm" svg:x2="17.988cm" svg:y2="1.75cm">
          <text:p/>
        </draw:line>
        <draw:line draw:style-name="gr9" draw:text-style-name="P5" draw:layer="layout" svg:x1="17.309cm" svg:y1="2.187cm" svg:x2="17.989cm" svg:y2="2.189cm">
          <text:p/>
        </draw:line>
        <draw:line draw:style-name="gr9" draw:text-style-name="P5" draw:layer="layout" svg:x1="17.328cm" svg:y1="2.615cm" svg:x2="17.98cm" svg:y2="2.615cm">
          <text:p/>
        </draw:line>
        <draw:line draw:style-name="gr10" draw:text-style-name="P4" draw:layer="layout" svg:x1="3.543cm" svg:y1="2.913cm" svg:x2="7.891cm" svg:y2="2.913cm">
          <text:p text:style-name="P6"><text:span text:style-name="T4">SDIO <text:s text:c="9"/></text:span></text:p>
          <text:p text:style-name="P6"><text:span text:style-name="T4"/></text:p>
        </draw:line>
        <draw:line draw:style-name="gr11" draw:text-style-name="P5" draw:layer="layout" svg:x1="4.045cm" svg:y1="15.043cm" svg:x2="4.688cm" svg:y2="15.043cm">
          <text:p/>
        </draw:line>
        <draw:line draw:style-name="gr11" draw:text-style-name="P5" draw:layer="layout" svg:x1="4.046cm" svg:y1="15.745cm" svg:x2="4.701cm" svg:y2="15.745cm">
          <text:p/>
        </draw:line>
        <draw:line draw:style-name="gr12" draw:text-style-name="P5" draw:layer="layout" svg:x1="3.596cm" svg:y1="12.367cm" svg:x2="7.892cm" svg:y2="12.367cm">
          <text:p/>
        </draw:line>
        <draw:line draw:style-name="gr12" draw:text-style-name="P5" draw:layer="layout" svg:x1="3.596cm" svg:y1="10.088cm" svg:x2="7.928cm" svg:y2="10.088cm">
          <text:p/>
        </draw:line>
        <draw:line draw:style-name="gr12" draw:text-style-name="P5" draw:layer="layout" svg:x1="3.551cm" svg:y1="7.764cm" svg:x2="7.929cm" svg:y2="7.764cm">
          <text:p/>
        </draw:line>
        <draw:line draw:style-name="gr12" draw:text-style-name="P5" draw:layer="layout" svg:x1="3.551cm" svg:y1="5.439cm" svg:x2="7.892cm" svg:y2="5.439cm">
          <text:p/>
        </draw:line>
        <draw:line draw:style-name="gr13" draw:text-style-name="P5" draw:layer="layout" svg:x1="6.926cm" svg:y1="15.36cm" svg:x2="7.91cm" svg:y2="15.36cm">
          <text:p/>
        </draw:line>
        <draw:line draw:style-name="gr14" draw:text-style-name="P7" draw:layer="layout" svg:x1="13.344cm" svg:y1="1.196cm" svg:x2="15.064cm" svg:y2="1.196cm">
          <text:p text:style-name="P6"><text:span text:style-name="T7">EN</text:span></text:p>
          <text:p text:style-name="P6"><text:span text:style-name="T7"/></text:p>
        </draw:line>
        <draw:line draw:style-name="gr14" draw:text-style-name="P7" draw:layer="layout" svg:x1="13.344cm" svg:y1="2.024cm" svg:x2="15.064cm" svg:y2="2.024cm">
          <text:p text:style-name="P6"><text:span text:style-name="T7">STEP <text:s text:c="2"/></text:span></text:p>
          <text:p text:style-name="P6"><text:span text:style-name="T7"/></text:p>
        </draw:line>
        <draw:line draw:style-name="gr14" draw:text-style-name="P8" draw:layer="layout" svg:x1="13.344cm" svg:y1="2.764cm" svg:x2="15.064cm" svg:y2="2.764cm">
          <text:p text:style-name="P6"><text:span text:style-name="T7">DIR</text:span></text:p>
          <text:p text:style-name="P6"><text:span text:style-name="T7"/></text:p>
        </draw:line>
        <draw:line draw:style-name="gr15" draw:text-style-name="P4" draw:layer="layout" svg:x1="3.517cm" svg:y1="1.301cm" svg:x2="7.891cm" svg:y2="1.301cm">
          <text:p text:style-name="P6"><text:span text:style-name="T4">SCK <text:s text:c="9"/></text:span></text:p>
          <text:p text:style-name="P6"><text:span text:style-name="T4"/></text:p>
        </draw:line>
        <draw:frame draw:style-name="gr16" draw:text-style-name="P9" draw:layer="layout" svg:width="2.1cm" svg:height="2.315cm" svg:x="11.38cm" svg:y="0.826cm">
          <draw:text-box>
            <text:p><text:span text:style-name="T7">GPIO25</text:span></text:p>
            <text:p><text:span text:style-name="T8"/></text:p>
            <text:p><text:span text:style-name="T7">GPIO32</text:span></text:p>
            <text:p><text:span text:style-name="T8"/></text:p>
            <text:p><text:span text:style-name="T7">GPIO33</text:span></text:p>
          </draw:text-box>
        </draw:frame>
        <draw:custom-shape draw:style-name="gr17" draw:text-style-name="P4" draw:layer="layout" svg:width="2.818cm" svg:height="2.28cm" svg:x="10.418cm" svg:y="14.457cm">
          <text:p text:style-name="P3"><text:span text:style-name="T4">Modulo</text:span></text:p>
          <text:p text:style-name="P3"><text:span text:style-name="T4">Wi-Fi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.243cm" svg:height="1.754cm" svg:x="15.102cm" svg:y="3.949cm"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43cm" svg:height="1.754cm" svg:x="15.102cm" svg:y="3.949cm">
          <text:p text:style-name="P3"><text:span text:style-name="T4">Driver</text:span></text:p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3.579cm" svg:height="1.777cm" svg:x="18.008cm" svg:y="3.962cm">
          <text:p text:style-name="P3"><text:span text:style-name="T4">Stepper</text:span></text:p>
          <text:p text:style-name="P3"><text:span text:style-name="T4">Specchio 1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.348cm" svg:y1="4.188cm" svg:x2="18.004cm" svg:y2="4.188cm">
          <text:p/>
        </draw:line>
        <draw:line draw:style-name="gr9" draw:text-style-name="P5" draw:layer="layout" svg:x1="17.338cm" svg:y1="4.62cm" svg:x2="18.01cm" svg:y2="4.61cm">
          <text:p/>
        </draw:line>
        <draw:line draw:style-name="gr9" draw:text-style-name="P5" draw:layer="layout" svg:x1="17.331cm" svg:y1="5.048cm" svg:x2="18.011cm" svg:y2="5.05cm">
          <text:p/>
        </draw:line>
        <draw:line draw:style-name="gr9" draw:text-style-name="P5" draw:layer="layout" svg:x1="17.35cm" svg:y1="5.476cm" svg:x2="18.002cm" svg:y2="5.476cm">
          <text:p/>
        </draw:line>
        <draw:line draw:style-name="gr14" draw:text-style-name="P7" draw:layer="layout" svg:x1="13.366cm" svg:y1="4.057cm" svg:x2="15.086cm" svg:y2="4.057cm">
          <text:p text:style-name="P6"><text:span text:style-name="T7"><text:s text:c="3"/></text:span><text:span text:style-name="T7">EN</text:span></text:p>
          <text:p text:style-name="P6"><text:span text:style-name="T7"/></text:p>
        </draw:line>
        <draw:line draw:style-name="gr14" draw:text-style-name="P7" draw:layer="layout" svg:x1="13.366cm" svg:y1="4.885cm" svg:x2="15.086cm" svg:y2="4.885cm">
          <text:p text:style-name="P6"><text:span text:style-name="T7">STEP <text:s text:c="2"/></text:span></text:p>
          <text:p text:style-name="P6"><text:span text:style-name="T7"/></text:p>
        </draw:line>
        <draw:line draw:style-name="gr14" draw:text-style-name="P8" draw:layer="layout" svg:x1="13.366cm" svg:y1="5.625cm" svg:x2="15.086cm" svg:y2="5.625cm">
          <text:p text:style-name="P6"><text:span text:style-name="T7">DIR</text:span></text:p>
          <text:p text:style-name="P6"><text:span text:style-name="T7"/></text:p>
        </draw:line>
        <draw:frame draw:style-name="gr16" draw:text-style-name="P9" draw:layer="layout" svg:width="2.052cm" svg:height="2.315cm" svg:x="11.45cm" svg:y="3.687cm">
          <draw:text-box>
            <text:p><text:span text:style-name="T7">GPIO13</text:span></text:p>
            <text:p><text:span text:style-name="T8"/></text:p>
            <text:p><text:span text:style-name="T7">GPIO12</text:span></text:p>
            <text:p><text:span text:style-name="T8"/></text:p>
            <text:p><text:span text:style-name="T7">GPIO14</text:span></text:p>
          </draw:text-box>
        </draw:frame>
        <draw:custom-shape draw:style-name="gr6" draw:text-style-name="P4" draw:layer="layout" svg:width="2.243cm" svg:height="1.754cm" svg:x="15.08cm" svg:y="6.735cm"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243cm" svg:height="1.754cm" svg:x="15.08cm" svg:y="6.735cm">
          <text:p text:style-name="P3"><text:span text:style-name="T4">Driver</text:span></text:p>
          <text:p text:style-name="P3"><text:span text:style-name="T4">A4988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601cm" svg:height="1.777cm" svg:x="17.986cm" svg:y="6.748cm">
          <text:p text:style-name="P3"><text:span text:style-name="T4">Stepper</text:span></text:p>
          <text:p text:style-name="P3"><text:span text:style-name="T4">Specchio 2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17.326cm" svg:y1="6.973cm" svg:x2="17.982cm" svg:y2="6.973cm">
          <text:p/>
        </draw:line>
        <draw:line draw:style-name="gr9" draw:text-style-name="P5" draw:layer="layout" svg:x1="17.316cm" svg:y1="7.406cm" svg:x2="17.988cm" svg:y2="7.396cm">
          <text:p/>
        </draw:line>
        <draw:line draw:style-name="gr9" draw:text-style-name="P5" draw:layer="layout" svg:x1="17.309cm" svg:y1="7.833cm" svg:x2="17.989cm" svg:y2="7.835cm">
          <text:p/>
        </draw:line>
        <draw:line draw:style-name="gr9" draw:text-style-name="P5" draw:layer="layout" svg:x1="17.328cm" svg:y1="8.261cm" svg:x2="17.98cm" svg:y2="8.261cm">
          <text:p/>
        </draw:line>
        <draw:line draw:style-name="gr14" draw:text-style-name="P7" draw:layer="layout" svg:x1="13.344cm" svg:y1="6.842cm" svg:x2="15.064cm" svg:y2="6.842cm">
          <text:p text:style-name="P6"><text:span text:style-name="T7">EN</text:span></text:p>
          <text:p text:style-name="P6"><text:span text:style-name="T7"/></text:p>
        </draw:line>
        <draw:line draw:style-name="gr14" draw:text-style-name="P7" draw:layer="layout" svg:x1="13.344cm" svg:y1="7.67cm" svg:x2="15.064cm" svg:y2="7.67cm">
          <text:p text:style-name="P6"><text:span text:style-name="T7">STEP <text:s text:c="2"/></text:span></text:p>
          <text:p text:style-name="P6"><text:span text:style-name="T7"/></text:p>
        </draw:line>
        <draw:line draw:style-name="gr14" draw:text-style-name="P8" draw:layer="layout" svg:x1="13.344cm" svg:y1="8.41cm" svg:x2="15.064cm" svg:y2="8.41cm">
          <text:p text:style-name="P6"><text:span text:style-name="T7">DIR</text:span></text:p>
          <text:p text:style-name="P6"><text:span text:style-name="T7"/></text:p>
        </draw:line>
        <draw:frame draw:style-name="gr16" draw:text-style-name="P9" draw:layer="layout" svg:width="2.065cm" svg:height="2.315cm" svg:x="11.415cm" svg:y="6.472cm">
          <draw:text-box>
            <text:p><text:span text:style-name="T7">GPIO19</text:span></text:p>
            <text:p><text:span text:style-name="T8"/></text:p>
            <text:p><text:span text:style-name="T7">GPIO18</text:span></text:p>
            <text:p><text:span text:style-name="T8"/></text:p>
            <text:p><text:span text:style-name="T7">GPIO5</text:span></text:p>
          </draw:text-box>
        </draw:frame>
        <draw:frame draw:style-name="gr20" draw:text-style-name="P10" draw:layer="layout" svg:width="2.425cm" svg:height="2.549cm" svg:x="7.914cm" svg:y="0.969cm">
          <draw:text-box>
            <text:p><text:span text:style-name="T7">GPIO23</text:span></text:p>
            <text:p><text:span text:style-name="T7"/></text:p>
            <text:p><text:span text:style-name="T7"/></text:p>
            <text:p><text:span text:style-name="T7">GPIO22</text:span></text:p>
          </draw:text-box>
        </draw:frame>
        <draw:frame draw:style-name="gr21" draw:text-style-name="P10" draw:layer="layout" svg:width="2.425cm" svg:height="7.746cm" svg:x="7.946cm" svg:y="5.02cm">
          <draw:text-box>
            <text:p><text:span text:style-name="T7">GPIO0</text:span></text:p>
            <text:p><text:span text:style-name="T7"/></text:p>
            <text:p><text:span text:style-name="T9"/></text:p>
            <text:p><text:span text:style-name="T10"/></text:p>
            <text:p><text:span text:style-name="T7"/></text:p>
            <text:p><text:span text:style-name="T11"/></text:p>
            <text:p><text:span text:style-name="T7">GPIO15</text:span></text:p>
            <text:p><text:span text:style-name="T12"/></text:p>
            <text:p><text:span text:style-name="T7"/></text:p>
            <text:p><text:span text:style-name="T7"/></text:p>
            <text:p><text:span text:style-name="T13"/></text:p>
            <text:p><text:span text:style-name="T14"/></text:p>
            <text:p><text:span text:style-name="T7">GPIO2</text:span></text:p>
            <text:p><text:span text:style-name="T7"/></text:p>
            <text:p><text:span text:style-name="T15"/></text:p>
            <text:p><text:span text:style-name="T12"/></text:p>
            <text:p><text:span text:style-name="T10"/></text:p>
            <text:p><text:span text:style-name="T14"/></text:p>
            <text:p><text:span text:style-name="T7">GPIO4</text:span></text:p>
          </draw:text-box>
        </draw:frame>
        <draw:frame draw:style-name="gr22" draw:text-style-name="P10" draw:layer="layout" svg:width="2.425cm" svg:height="0.808cm" svg:x="7.914cm" svg:y="14.98cm">
          <draw:text-box>
            <text:p><text:span text:style-name="T7">GPIO2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imbus Sans1" svg:font-family="'Nimbus Sans'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84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5T10:22:39.121180466</meta:creation-date>
    <dc:date>2021-05-26T18:06:55.610646424</dc:date>
    <meta:editing-duration>PT12H14M32S</meta:editing-duration>
    <meta:editing-cycles>9</meta:editing-cycles>
    <meta:generator>LibreOffice/7.0.6.2$Linux_X86_64 LibreOffice_project/00$Build-2</meta:generator>
    <meta:document-statistic meta:object-count="54"/>
  </office:meta>
</office:document-meta>
</file>